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3"/>
          <table:table-cell table:formula="of:=IF(ISBLANK([.C28]);0;IF(ISBLANK([.D28]);1;IF(ISBLANK([.E#REF!]);2;3)))" office:value-type="float" office:value="0">
            <text:p>0</text:p>
          </table:table-cell>
          <table:table-cell table:number-columns-repeated="2"/>
          <table:table-cell table:style-name="ce156"/>
          <table:table-cell/>
        </table:table-row>
        <table:table-row table:style-name="ro2">
          <table:table-cell/>
          <table:table-cell table:formula="of:=MID(FORMULA([.H29]);2;LEN(FORMULA([.H29]))-1)" office:value-type="string" office:string-value="PARSE(&quot;pBinDigit&quot;; &quot;asdf&quot;)">
            <text:p>PARSE("pBinDigit"; "asdf")</text:p>
          </table:table-cell>
          <table:table-cell table:number-columns-repeated="3"/>
          <table:table-cell table:formula="of:=IF(ISBLANK([.C29]);0;IF(ISBLANK([.D29]);1;IF(ISBLANK([.E28]);2;3)))" office:value-type="float" office:value="0">
            <text:p>0</text:p>
          </table:table-cell>
          <table:table-cell office:value-type="string">
            <text:p>Empty</text:p>
          </table:table-cell>
          <table:table-cell table:formula="of:=PARSE(&quot;pBinDigit&quot;; &quot;asdf&quot;)" office:value-type="string" office:string-value="[]">
            <text:p>[]</text:p>
          </table:table-cell>
          <table:table-cell table:style-name="ce156" table:formula="of:=IF([.A29];-1;IF([.G29]&lt;&gt;[.H29];0;1))" office:value-type="float" office:value="0">
            <text:p>FAIL (0)</text:p>
          </table:table-cell>
          <table:table-cell/>
        </table:table-row>
        <table:table-row table:style-name="ro2">
          <table:table-cell/>
          <table:table-cell table:formula="of:=MID(FORMULA([.H30]);2;LEN(FORMULA([.H30]))-1)" office:value-type="string" office:string-value="PARSE(&quot;pBinDigit&quot;; &quot;0asdf&quot;)">
            <text:p>PARSE("pBinDigit"; "0asdf")</text:p>
          </table:table-cell>
          <table:table-cell table:number-columns-repeated="3"/>
          <table:table-cell table:formula="of:=IF(ISBLANK([.C30]);0;IF(ISBLANK([.D30]);1;IF(ISBLANK([.E29]);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6" table:formula="of:=IF([.A30];-1;IF([.G30]&lt;&gt;[.H30];0;1))" office:value-type="float" office:value="1">
            <text:p>PASS (1)</text:p>
          </table:table-cell>
          <table:table-cell/>
        </table:table-row>
        <table:table-row table:style-name="ro2">
          <table:table-cell/>
          <table:table-cell table:formula="of:=MID(FORMULA([.H31]);2;LEN(FORMULA([.H31]))-1)" office:value-type="string" office:string-value="PARSE(&quot;pBinDigit&quot;; &quot;1asdf&quot;)">
            <text:p>PARSE("pBinDigit"; "1asdf")</text:p>
          </table:table-cell>
          <table:table-cell table:number-columns-repeated="3"/>
          <table:table-cell table:formula="of:=IF(ISBLANK([.C31]);0;IF(ISBLANK([.D31]);1;IF(ISBLANK([.E30]);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6" table:formula="of:=IF([.A31];-1;IF([.G31]&lt;&gt;[.H31];0;1))" office:value-type="float" office:value="1">
            <text:p>PASS (1)</text:p>
          </table:table-cell>
          <table:table-cell/>
        </table:table-row>
        <table:table-row table:style-name="ro2">
          <table:table-cell/>
          <table:table-cell table:formula="of:=MID(FORMULA([.H32]);2;LEN(FORMULA([.H32]))-1)" office:value-type="string" office:string-value="PARSE(&quot;pBinDigit&quot;; &quot;2asdf&quot;)">
            <text:p>PARSE("pBinDigit"; "2asdf")</text:p>
          </table:table-cell>
          <table:table-cell table:number-columns-repeated="3"/>
          <table:table-cell table:formula="of:=IF(ISBLANK([.C32]);0;IF(ISBLANK([.D32]);1;IF(ISBLANK([.E31]);2;3)))" office:value-type="float" office:value="0">
            <text:p>0</text:p>
          </table:table-cell>
          <table:table-cell office:value-type="string">
            <text:p>Empty</text:p>
          </table:table-cell>
          <table:table-cell table:formula="of:=PARSE(&quot;pBinDigit&quot;; &quot;2asdf&quot;)" office:value-type="string" office:string-value="[]">
            <text:p>[]</text:p>
          </table:table-cell>
          <table:table-cell table:style-name="ce156" table:formula="of:=IF([.A32];-1;IF([.G32]&lt;&gt;[.H32];0;1))" office:value-type="float" office:value="0">
            <text:p>FAIL (0)</text:p>
          </table:table-cell>
          <table:table-cell/>
        </table:table-row>
        <table:table-row table:style-name="ro2">
          <table:table-cell table:number-columns-repeated="2"/>
          <table:table-cell table:number-columns-repeated="3"/>
          <table:table-cell table:formula="of:=IF(ISBLANK([.C33]);0;IF(ISBLANK([.D33]);1;IF(ISBLANK([.E32]);2;3)))" office:value-type="float" office:value="0">
            <text:p>0</text:p>
          </table:table-cell>
          <table:table-cell table:number-columns-repeated="2"/>
          <table:table-cell table:style-name="ce156"/>
          <table:table-cell/>
        </table:table-row>
        <table:table-row table:style-name="ro2">
          <table:table-cell/>
          <table:table-cell table:formula="of:=MID(FORMULA([.H34]);2;LEN(FORMULA([.H34]))-1)" office:value-type="string" office:string-value="PARSE(&quot;pDecDigit&quot;; &quot;asdf&quot;)">
            <text:p>PARSE("pDecDigit"; "asdf")</text:p>
          </table:table-cell>
          <table:table-cell table:number-columns-repeated="3"/>
          <table:table-cell table:formula="of:=IF(ISBLANK([.C34]);0;IF(ISBLANK([.D34]);1;IF(ISBLANK([.E33]);2;3)))" office:value-type="float" office:value="0">
            <text:p>0</text:p>
          </table:table-cell>
          <table:table-cell office:value-type="string">
            <text:p>Empty</text:p>
          </table:table-cell>
          <table:table-cell table:formula="of:=PARSE(&quot;pDecDigit&quot;; &quot;asdf&quot;)" office:value-type="string" office:string-value="[]">
            <text:p>[]</text:p>
          </table:table-cell>
          <table:table-cell table:style-name="ce156" table:formula="of:=IF([.A34];-1;IF([.G34]&lt;&gt;[.H34];0;1))" office:value-type="float" office:value="0">
            <text:p>FAIL (0)</text:p>
          </table:table-cell>
          <table:table-cell/>
        </table:table-row>
        <table:table-row table:style-name="ro2">
          <table:table-cell/>
          <table:table-cell table:formula="of:=MID(FORMULA([.H35]);2;LEN(FORMULA([.H35]))-1)" office:value-type="string" office:string-value="PARSE(&quot;pDecDigit&quot;; &quot;0asdf&quot;)">
            <text:p>PARSE("pDecDigit"; "0asdf")</text:p>
          </table:table-cell>
          <table:table-cell table:number-columns-repeated="3"/>
          <table:table-cell table:formula="of:=IF(ISBLANK([.C35]);0;IF(ISBLANK([.D35]);1;IF(ISBLANK([.E34]);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6" table:formula="of:=IF([.A35];-1;IF([.G35]&lt;&gt;[.H35];0;1))" office:value-type="float" office:value="1">
            <text:p>PASS (1)</text:p>
          </table:table-cell>
          <table:table-cell/>
        </table:table-row>
        <table:table-row table:style-name="ro2">
          <table:table-cell/>
          <table:table-cell table:formula="of:=MID(FORMULA([.H36]);2;LEN(FORMULA([.H36]))-1)" office:value-type="string" office:string-value="PARSE(&quot;pDecDigit&quot;; &quot;1asdf&quot;)">
            <text:p>PARSE("pDecDigit"; "1asdf")</text:p>
          </table:table-cell>
          <table:table-cell table:number-columns-repeated="3"/>
          <table:table-cell table:formula="of:=IF(ISBLANK([.C36]);0;IF(ISBLANK([.D36]);1;IF(ISBLANK([.E35]);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6" table:formula="of:=IF([.A36];-1;IF([.G36]&lt;&gt;[.H36];0;1))" office:value-type="float" office:value="1">
            <text:p>PASS (1)</text:p>
          </table:table-cell>
          <table:table-cell/>
        </table:table-row>
        <table:table-row table:style-name="ro2">
          <table:table-cell/>
          <table:table-cell table:formula="of:=MID(FORMULA([.H37]);2;LEN(FORMULA([.H37]))-1)" office:value-type="string" office:string-value="PARSE(&quot;pDecDigit&quot;; &quot;2asdf&quot;)">
            <text:p>PARSE("pDecDigit"; "2asdf")</text:p>
          </table:table-cell>
          <table:table-cell table:number-columns-repeated="3"/>
          <table:table-cell table:formula="of:=IF(ISBLANK([.C37]);0;IF(ISBLANK([.D37]);1;IF(ISBLANK([.E36]);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6" table:formula="of:=IF([.A37];-1;IF([.G37]&lt;&gt;[.H37];0;1))" office:value-type="float" office:value="1">
            <text:p>PASS (1)</text:p>
          </table:table-cell>
          <table:table-cell/>
        </table:table-row>
        <table:table-row table:style-name="ro2">
          <table:table-cell/>
          <table:table-cell table:formula="of:=MID(FORMULA([.H38]);2;LEN(FORMULA([.H38]))-1)" office:value-type="string" office:string-value="PARSE(&quot;pDecDigit&quot;; &quot;3asdf&quot;)">
            <text:p>PARSE("pDecDigit"; "3asdf")</text:p>
          </table:table-cell>
          <table:table-cell table:number-columns-repeated="3"/>
          <table:table-cell table:formula="of:=IF(ISBLANK([.C38]);0;IF(ISBLANK([.D38]);1;IF(ISBLANK([.E37]);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6" table:formula="of:=IF([.A38];-1;IF([.G38]&lt;&gt;[.H38];0;1))" office:value-type="float" office:value="1">
            <text:p>PASS (1)</text:p>
          </table:table-cell>
          <table:table-cell/>
        </table:table-row>
        <table:table-row table:style-name="ro2">
          <table:table-cell/>
          <table:table-cell table:formula="of:=MID(FORMULA([.H39]);2;LEN(FORMULA([.H39]))-1)" office:value-type="string" office:string-value="PARSE(&quot;pDecDigit&quot;; &quot;4asdf&quot;)">
            <text:p>PARSE("pDecDigit"; "4asdf")</text:p>
          </table:table-cell>
          <table:table-cell table:number-columns-repeated="3"/>
          <table:table-cell table:formula="of:=IF(ISBLANK([.C39]);0;IF(ISBLANK([.D39]);1;IF(ISBLANK([.E38]);2;3)))" office:value-type="float" office:value="0">
            <text:p>0</text:p>
          </table:table-cell>
          <table:table-cell office:value-type="string">
            <text:p>Array('4', 2)</text:p>
          </table:table-cell>
          <table:table-cell table:formula="of:=PARSE(&quot;pDecDigit&quot;; &quot;4asdf&quot;)" office:value-type="string" office:string-value="[]">
            <text:p>[]</text:p>
          </table:table-cell>
          <table:table-cell table:style-name="ce156" table:formula="of:=IF([.A39];-1;IF([.G39]&lt;&gt;[.H39];0;1))" office:value-type="float" office:value="0">
            <text:p>FAIL (0)</text:p>
          </table:table-cell>
          <table:table-cell/>
        </table:table-row>
        <table:table-row table:style-name="ro2">
          <table:table-cell/>
          <table:table-cell table:formula="of:=MID(FORMULA([.H40]);2;LEN(FORMULA([.H40]))-1)" office:value-type="string" office:string-value="PARSE(&quot;pDecDigit&quot;; &quot;5asdf&quot;)">
            <text:p>PARSE("pDecDigit"; "5asdf")</text:p>
          </table:table-cell>
          <table:table-cell table:number-columns-repeated="3"/>
          <table:table-cell table:formula="of:=IF(ISBLANK([.C40]);0;IF(ISBLANK([.D40]);1;IF(ISBLANK([.E39]);2;3)))" office:value-type="float" office:value="0">
            <text:p>0</text:p>
          </table:table-cell>
          <table:table-cell office:value-type="string">
            <text:p>Array('5', 2)</text:p>
          </table:table-cell>
          <table:table-cell table:formula="of:=PARSE(&quot;pDecDigit&quot;; &quot;5asdf&quot;)" office:value-type="string" office:string-value="[]">
            <text:p>[]</text:p>
          </table:table-cell>
          <table:table-cell table:style-name="ce156" table:formula="of:=IF([.A40];-1;IF([.G40]&lt;&gt;[.H40];0;1))" office:value-type="float" office:value="0">
            <text:p>FAIL (0)</text:p>
          </table:table-cell>
          <table:table-cell/>
        </table:table-row>
        <table:table-row table:style-name="ro2">
          <table:table-cell/>
          <table:table-cell table:formula="of:=MID(FORMULA([.H41]);2;LEN(FORMULA([.H41]))-1)" office:value-type="string" office:string-value="PARSE(&quot;pDecDigit&quot;; &quot;6asdf&quot;)">
            <text:p>PARSE("pDecDigit"; "6asdf")</text:p>
          </table:table-cell>
          <table:table-cell table:number-columns-repeated="3"/>
          <table:table-cell table:formula="of:=IF(ISBLANK([.C41]);0;IF(ISBLANK([.D41]);1;IF(ISBLANK([.E40]);2;3)))" office:value-type="float" office:value="0">
            <text:p>0</text:p>
          </table:table-cell>
          <table:table-cell office:value-type="string">
            <text:p>Array('6', 2)</text:p>
          </table:table-cell>
          <table:table-cell table:formula="of:=PARSE(&quot;pDecDigit&quot;; &quot;6asdf&quot;)" office:value-type="string" office:string-value="[]">
            <text:p>[]</text:p>
          </table:table-cell>
          <table:table-cell table:style-name="ce156" table:formula="of:=IF([.A41];-1;IF([.G41]&lt;&gt;[.H41];0;1))" office:value-type="float" office:value="0">
            <text:p>FAIL (0)</text:p>
          </table:table-cell>
          <table:table-cell/>
        </table:table-row>
        <table:table-row table:style-name="ro2">
          <table:table-cell/>
          <table:table-cell table:formula="of:=MID(FORMULA([.H42]);2;LEN(FORMULA([.H42]))-1)" office:value-type="string" office:string-value="PARSE(&quot;pDecDigit&quot;; &quot;7asdf&quot;)">
            <text:p>PARSE("pDecDigit"; "7asdf")</text:p>
          </table:table-cell>
          <table:table-cell table:number-columns-repeated="3"/>
          <table:table-cell table:formula="of:=IF(ISBLANK([.C42]);0;IF(ISBLANK([.D42]);1;IF(ISBLANK([.E41]);2;3)))" office:value-type="float" office:value="0">
            <text:p>0</text:p>
          </table:table-cell>
          <table:table-cell office:value-type="string">
            <text:p>Array('7', 2)</text:p>
          </table:table-cell>
          <table:table-cell table:formula="of:=PARSE(&quot;pDecDigit&quot;; &quot;7asdf&quot;)" office:value-type="string" office:string-value="[]">
            <text:p>[]</text:p>
          </table:table-cell>
          <table:table-cell table:style-name="ce156" table:formula="of:=IF([.A42];-1;IF([.G42]&lt;&gt;[.H42];0;1))" office:value-type="float" office:value="0">
            <text:p>FAIL (0)</text:p>
          </table:table-cell>
          <table:table-cell/>
        </table:table-row>
        <table:table-row table:style-name="ro2">
          <table:table-cell/>
          <table:table-cell table:formula="of:=MID(FORMULA([.H43]);2;LEN(FORMULA([.H43]))-1)" office:value-type="string" office:string-value="PARSE(&quot;pDecDigit&quot;; &quot;8asdf&quot;)">
            <text:p>PARSE("pDecDigit"; "8asdf")</text:p>
          </table:table-cell>
          <table:table-cell table:number-columns-repeated="3"/>
          <table:table-cell table:formula="of:=IF(ISBLANK([.C43]);0;IF(ISBLANK([.D43]);1;IF(ISBLANK([.E42]);2;3)))" office:value-type="float" office:value="0">
            <text:p>0</text:p>
          </table:table-cell>
          <table:table-cell office:value-type="string">
            <text:p>Array('8', 2)</text:p>
          </table:table-cell>
          <table:table-cell table:formula="of:=PARSE(&quot;pDecDigit&quot;; &quot;8asdf&quot;)" office:value-type="string" office:string-value="[]">
            <text:p>[]</text:p>
          </table:table-cell>
          <table:table-cell table:style-name="ce156" table:formula="of:=IF([.A43];-1;IF([.G43]&lt;&gt;[.H43];0;1))" office:value-type="float" office:value="0">
            <text:p>FAIL (0)</text:p>
          </table:table-cell>
          <table:table-cell/>
        </table:table-row>
        <table:table-row table:style-name="ro2">
          <table:table-cell/>
          <table:table-cell table:formula="of:=MID(FORMULA([.H44]);2;LEN(FORMULA([.H44]))-1)" office:value-type="string" office:string-value="PARSE(&quot;pDecDigit&quot;; &quot;9asdf&quot;)">
            <text:p>PARSE("pDecDigit"; "9asdf")</text:p>
          </table:table-cell>
          <table:table-cell table:number-columns-repeated="3"/>
          <table:table-cell table:formula="of:=IF(ISBLANK([.C44]);0;IF(ISBLANK([.D44]);1;IF(ISBLANK([.E43]);2;3)))" office:value-type="float" office:value="0">
            <text:p>0</text:p>
          </table:table-cell>
          <table:table-cell office:value-type="string">
            <text:p>Array('9', 2)</text:p>
          </table:table-cell>
          <table:table-cell table:formula="of:=PARSE(&quot;pDecDigit&quot;; &quot;9asdf&quot;)" office:value-type="string" office:string-value="[]">
            <text:p>[]</text:p>
          </table:table-cell>
          <table:table-cell table:style-name="ce156" table:formula="of:=IF([.A44];-1;IF([.G44]&lt;&gt;[.H44];0;1))" office:value-type="float" office:value="0">
            <text:p>FAIL (0)</text:p>
          </table:table-cell>
          <table:table-cell/>
        </table:table-row>
        <table:table-row table:style-name="ro2">
          <table:table-cell/>
          <table:table-cell table:formula="of:=MID(FORMULA([.H45]);2;LEN(FORMULA([.H45]))-1)" office:value-type="string" office:string-value="PARSE(&quot;pDecDigit&quot;; &quot;Aasdf&quot;)">
            <text:p>PARSE("pDecDigit"; "Aasdf")</text:p>
          </table:table-cell>
          <table:table-cell table:number-columns-repeated="3"/>
          <table:table-cell table:formula="of:=IF(ISBLANK([.C45]);0;IF(ISBLANK([.D45]);1;IF(ISBLANK([.E44]);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45];-1;IF([.G45]&lt;&gt;[.H45];0;1))" office:value-type="float" office:value="0">
            <text:p>FAIL (0)</text:p>
          </table:table-cell>
          <table:table-cell/>
        </table:table-row>
        <table:table-row table:style-name="ro2">
          <table:table-cell/>
          <table:table-cell table:formula="of:=MID(FORMULA([.H46]);2;LEN(FORMULA([.H46]))-1)" office:value-type="string" office:string-value="PARSE(&quot;pDecDigit&quot;; &quot;aasdf&quot;)">
            <text:p>PARSE("pDecDigit"; "aasdf")</text:p>
          </table:table-cell>
          <table:table-cell table:number-columns-repeated="2"/>
          <table:table-cell/>
          <table:table-cell table:formula="of:=IF(ISBLANK([.C46]);0;IF(ISBLANK([.D46]);1;IF(ISBLANK([.E45]);2;3)))" office:value-type="float" office:value="0">
            <text:p>0</text:p>
          </table:table-cell>
          <table:table-cell office:value-type="string">
            <text:p>Empty</text:p>
          </table:table-cell>
          <table:table-cell table:formula="of:=PARSE(&quot;pDecDigit&quot;; &quot;aasdf&quot;)" office:value-type="string" office:string-value="[]">
            <text:p>[]</text:p>
          </table:table-cell>
          <table:table-cell table:style-name="ce156" table:formula="of:=IF([.A46];-1;IF([.G46]&lt;&gt;[.H46];0;1))" office:value-type="float" office:value="0">
            <text:p>FAIL (0)</text:p>
          </table:table-cell>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17:10:1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17:10:14.78</dc:date>
    <meta:editing-duration>P132DT4H2M50S</meta:editing-duration>
    <meta:editing-cycles>295</meta:editing-cycles>
    <meta:generator>OpenOffice/4.1.2$Win32 OpenOffice.org_project/412m3$Build-9782</meta:generator>
    <meta:document-statistic meta:table-count="10" meta:cell-count="7822"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Goto assertEqual_failed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Digit As Parser, pHexDigit As Parser, pHexNum As Parser, pHexLit As Parser
	Set pDigit = pChoice(pChoice(pChoice(pStr("0"), pStr("1")), pStr("2")), pStr("3"))
	Set pHexDigit = pChoice(pDigit, pChoice(pChoice(pChoice(pChoice(pChoice(pStr("A"), pStr("B")), pStr("C")), pStr("D")), pStr("E")), pStr("F")))
	Set pHexNum = mkSeq(Array(pMany(pHexDigit)), "readHex")
	Set pHexLit = mkSeq(Array(pStr("0x"), pHexNum), "snd")
	Dim p As Parser 
	'pChoice(pItem(), pReturn("bar"))
	Set p = mk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Many(p) returns nil + same pos as result,
' otherwise returns a list of p results + last pos
' matches as many as possible
Function pMany(p As Parser)
	p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Choice(pStr("2"), pStr("3"))
	End If
	pDec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If IsNull(parser) Or IsEmpty(parser) Then
		croak("applyP: parser p = " &amp; toString(parser))
	ElseIf TypeName(parser) = "Object" Then
		Set p = parser
	Else
		croak("applyP: invalid arg parser - " &amp; toString(parser))
	End If
	If IsMissing(pos) Then
		pos = 1
	End If

	Dim result As Variant
	Dim nxtPos As Integer
	If p.tp = "return" Then
		result = Array(p.st(0), pos)
	ElseIf p.tp = "fail" Then
		result = parseFailure
	ElseIf p.tp = "item" Then
		If pos &lt;= Len(s) Then
			result = Array(Mid(s, pos, 1), pos + 1)
		Else
			result = parseFailure
		End If
	ElseIf p.tp = "choice" Then
		result = applyP(p.st(0), s, pos)
		If isParseFailure(result) Then
			result = applyP(p.st(1), s, pos)
		End If
	ElseIf p.tp = "str" Then
		Dim match As String
		Dim matchLen As Integer
		match = p.st(0)
		matchLen = Len(match)
		If (Mid(s, pos, matchLen) = match) Then
			result = Array(match, pos + matchLen)
		Else
			result = parseFailure
		End If
		'MsgBox("str(" &amp; toString(match) &amp; "), s=" &amp; toString(s) &amp; ", pos=" &amp; toString(pos) &amp; ", matchLen=" &amp; toString(matchLen)_
		'	&amp; chr(13) &amp; "~&gt;" &amp; toString(result))
	ElseIf p.tp = "many" Then
		Dim lst As Object
		Dim lstLen As Integer
		nxtPos = pos
		lstLen = 0
		Set lst = nil
		result = applyP(p.st(0), s, nxtPos)
		While Not(isParseFailure(result))
			nxtPos = result(1)
			Set lst = cons(result(0), lst)
			lstLen = lstLen + 1
			result = applyP(p.st(0), s, nxtPos)
		Wend
		If lstLen = 0 Then
			result = Array(Array(), nxtPos)
		Else
			Dim things(0 To lstLen-1) As Variant
			While lstLen &gt; 0
				lstLen = lstLen - 1
				things(lstLen) = lst.head
				Set lst = lst.tail
			Wend
			result = Array(things, nxtPos)
		End If
	ElseIf p.tp = "bind" Then
		result = applyP(p.st(0), s, pos)
		If Not isParseFailure(result) Then
			Dim fResult As Variant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Not IsEmpty(t) Then
'			Dim fResult As Variant
			fResult = applyToList(p.st(1), toList(iResults))
			result = t
			result(0) = fResult
		End If
		MsgBox("seq/" &amp; p.st(1) &amp; ": " &amp; toString(result))
	Else
		result = "unknown Parser '" &amp; p.tp &amp; "'"
		MsgBox("Error in applyP: " &amp; result)
	End If
	applyP = result
End Function


'= tests ============================================================

Function test_Parser()
	test_Parser_fail()
	test_Parser_item()
	test_Parser_return()
	test_Parser_str()
	test_Parser_choice()
	test_Parser_white()
	test_Parser_many()
End Function

Function assert_parse(ByVal p As Variant, ByVal ss As Variant, ByVal expected As Variant)
	If isString(p) Then
		p = lookupParser(p)
	End If
	If Not(isString(expected)) Then
		expected = toString(expected)
	End If
	assertEqual(typeOf(p), "Object/TParser").x
	Dim actual As Variant, result As Variant
	
	If isArray(ss) Then
		Dim i As Integer
		For i = LBound(ss) To UBound(ss)
			actual = applyP(p, ss(i))
			result = assertEqual(toString(actual), expected)
			If result.isFail Then 
				MsgBox("at index " &amp; i &amp; ": " &amp; toString(ss(i)))
				Exit For
			End If
		Next i
	Else
		actual = applyP(p, ss)
		result = assertEqual(toString(actual), expected)
	End If
	assert_parse = result
End Function

Function test_Parser_fail()
	assert_parse(pFail, "",		parseFailure).x
	assert_parse(pFail, " ",	parseFailure).x
	assert_parse(pFail, "a",	parseFailure).x
	assert_parse(pFail, "1",	parseFailure).x
	assert_parse(pFail, "[]",	parseFailure).x
End Function

Function test_Parser_item()
	assert_parse(pItem, "",			parseFailure).x
	assert_parse(pItem, " ",		Array(" ", 2)).x
	assert_parse(pItem, "a",		Array("a", 2)).x
	assert_parse(pItem, "1",		Array("1", 2)).x
	assert_parse(pItem, "[]",		Array("[", 2)).x
	assert_parse(pItem, "abcd",		Array("a", 2)).x
	assert_parse(pItem, chr(13),	Array(chr(13), 2)).x
End Function

Function test_Parser_return()
	Dim p As Parser
	Dim expected As Variant

	p = pReturn("bar")
	expected = Array("bar", 1)
	assert_parse(p, "",			expected).x
	assert_parse(p, " ",		expected).x
	assert_parse(p, "a",		expected).x
	assert_parse(p, "1",		expected).x
	assert_parse(p, "[]",		expected).x
	assert_parse(p, "abcd",		expected).x
	assert_parse(p, chr(13),	expected).x

	p = pReturn(4711)	
	expected = Array(4711, 1)
	assert_parse(p, "",			expected).x
	assert_parse(p, " ",		expected).x
	assert_parse(p, "a",		expected).x
	assert_parse(p, "1",		expected).x
	assert_parse(p, "[]",		expected).x
	assert_parse(p, "abcd",		expected).x
	assert_parse(p, chr(13),	expected).x
End Function

Function test_Parser_str()
	Dim p As Parser

'	assertThrows(pStr, Array("")).x

	p = pStr("bar")
	assert_parse(p, "",				parseFailure).x
	assert_parse(p, " ",			parseFailure).x
	assert_parse(p, " " &amp; chr(13),	parseFailure).x
	assert_parse(p, "asdf",			parseFailure).x
	assert_parse(p, " bar",			parseFailure).x
	assert_parse(p, "b",			parseFailure).x
	assert_parse(p, "ba",			parseFailure).x
	assert_parse(p, "bar",			Array("bar", 4)).x
	assert_parse(p, "barb",			Array("bar", 4)).x
	assert_parse(p, "barba",		Array("bar", 4)).x
	assert_parse(p, "barbar",		Array("bar", 4)).x

	p = pStr(chr(13))
	assert_parse(p, "",				parseFailure).x
	assert_parse(p, " ",			parseFailure).x
	assert_parse(p, " " &amp; chr(13),	parseFailure).x
	assert_parse(p, "asdf",			parseFailure).x
	assert_parse(p, " bar",			parseFailure).x
	assert_parse(p, "b",			parseFailure).x
	assert_parse(p, "ba",			parseFailure).x
	assert_parse(p, "bar",			parseFailure).x
	assert_parse(p, "barb",			parseFailure).x
	assert_parse(p, "barba",		parseFailure).x
	assert_parse(p, "barbar",		parseFailure).x
	assert_parse(p, chr(13),					Array("\n", 2)).x
	assert_parse(p, chr(13) &amp; "bar",			Array("\n", 2)).x
	assert_parse(p, chr(13) &amp; chr(13),			Array("\n", 2)).x
	assert_parse(p, chr(13) &amp; chr(13) &amp; "bar",	Array("\n", 2)).x
End Function

Function test_Parser_choice()
	Dim p As Parser
	Dim data As Variant
	Dim expected As Variant
	
	data = Array("", " ", " " &amp; chr(13), "asdf", " bar", "b", "ba", "bar", "barb",_
		"barba", "barbar", chr(13), chr(13) &amp; "bar", chr(13) &amp; chr(13),_
		chr(13) &amp; chr(13) &amp; "bar"_
	)
	p = pChoice(pFail, pFail)
	assert_parse(p, data, parseFailure).x
	
	p = pChoice(pReturn(7), pFail)
	expected = Array(7, 1)
	assert_parse(p, data, expected).x
	
	p = pChoice(pFail, pReturn(7))
	expected = Array(7, 1)
	assert_parse(p, data, expected).x
	
	p = pChoice(pReturn(42), pReturn(7))
	expected = Array(42, 1)
	assert_parse(p, data, expected).x
	
	assert_parse(pChoice(pItem, pReturn(11)), 	"", Array(11, 1)).x
	assert_parse(pChoice(pItem, pStr("x")), 	"", parseFailure).x
	assert_parse(pChoice(pReturn(11), pItem), 	"", Array(11, 1)).x
	assert_parse(pChoice(pStr("x"), pItem), 	"", parseFailure).x
	
	assert_parse(pChoice(pItem, pReturn(11)), 	" ", Array(" ", 2)).x
	assert_parse(pChoice(pItem, pStr("x")), 	" ", Array(" ", 2)).x
	assert_parse(pChoice(pReturn(11), pItem), 	" ", Array(11, 1)).x
	assert_parse(pChoice(pStr("x"), pItem), 	" ", Array(" ", 2)).x
	
	assert_parse(pChoice(pItem, pReturn(11)), 	"x", Array("x", 2)).x
	assert_parse(pChoice(pItem, pStr("x")), 	"x", Array("x", 2)).x
	assert_parse(pChoice(pReturn(11), pItem), 	"x", Array(11, 1)).x
	assert_parse(pChoice(pStr("x"), pItem), 	"x", Array("x", 2)).x
End Function

Function test_Parser_white()
	Dim p As Parser
	p = pWhite

	assert_parse(p, "", 						parseFailure).x
	assert_parse(p, " ", 						Array(" ", 2)).x
	assert_parse(p, chr(9), 					Array("\t", 2)).x
	assert_parse(p, chr(13), 					parseFailure).x
	assert_parse(p, "asdf",						parseFailure).x
	assert_parse(p, " asdf", 					Array(" ", 2)).x
	assert_parse(p, chr(9) &amp; "asdf", 			Array("\t", 2)).x
	assert_parse(p, chr(13) &amp; "asdf", 			parseFailure).x
	assert_parse(p, "  asdf", 					Array(" ", 2)).x
	assert_parse(p, chr(9) &amp; chr(9) &amp; "asdf", 	Array("\t", 2)).x
	assert_parse(p, chr(13) &amp; chr(9) &amp; "asdf", 	parseFailure).x
	assert_parse(p, chr(9) &amp; chr(13) &amp; "asdf", 	Array("\t", 2)).x
	assert_parse(p, chr(13) &amp; chr(13) &amp; "asdf", parseFailure).x
End Function

Function test_Parser_many()
	Dim p As Parser
	Dim data As Variant
	Dim zeroMatches As Variant
	
	data = Array("", " ", " " &amp; chr(13), "asdf", " bar", "b", "ba", "bar", "barb",_
		"barba", "barbar", chr(13), chr(13) &amp; "bar", chr(13) &amp; chr(13),_
		chr(13) &amp; chr(13) &amp; "bar"_
	)
	p = pMany(pFail)
	zeroMatches = Array(Array(), 1)
	assert_parse(p, data, zeroMatches).x
	
	'p = pMany(pReturn(3)) - yields infite sequence of 3s, even on empty string
	
	p = pMany(pItem)
	assert_parse(p, "", 			zeroMatches).x
	assert_parse(p, " ", 			Array(Array(" "), 2)).x
	assert_parse(p, " " &amp; chr(13),	Array(Array(" ", "\n"), 3)).x
	assert_parse(p, "asdf",			Array(Array("a", "s", "d", "f"), 5)).x
	
	p = pMany(pStr(" "))
	assert_parse(p, "", 			zeroMatches).x
	assert_parse(p, " ", 			Array(Array(" "), 2)).x
	assert_parse(p, " " &amp; chr(13),	Array(Array(" "), 2)).x
	assert_parse(p, "asdf",			zeroMatches).x
	assert_parse(p, "  ",			Array(Array(" ", " "), 3)).x
	assert_parse(p, "   ",			Array(Array(" ", " ", " "), 4)).x
	assert_parse(p, " x ",			Array(Array(" "), 2)).x
	assert_parse(p, " x  ",			Array(Array(" "), 2)).x
	assert_parse(p, "  x ",			Array(Array(" ", " "), 3)).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